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fo:background-color="#ffff00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fo:background-color="#ffff00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2pt" fo:font-weight="normal" fo:background-color="#ffffff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bold" fo:background-color="#ffffff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bold" fo:background-color="#ffffff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000000" style:font-name="Times New Roman" fo:font-size="12pt" fo:font-weight="bold" fo:background-color="#ffffff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d4d4d4" style:font-name="Consolas" fo:font-size="10.5pt" fo:font-weight="normal" fo:background-color="#1e1e1e" style:font-size-asian="12pt" style:font-weight-asian="bold" style:font-size-complex="12pt" style:font-weight-complex="bold"/>
    </style:style>
    <style:style style:name="P8" style:family="paragraph" style:parent-style-name="Standard">
      <style:paragraph-properties style:line-height-at-least="0.503cm"/>
      <style:text-properties fo:color="#d4d4d4" fo:background-color="#1e1e1e"/>
    </style:style>
    <style:style style:name="P9" style:family="paragraph" style:parent-style-name="Standard">
      <style:text-properties fo:color="#d4d4d4" fo:font-size="12pt" fo:font-weight="bold" fo:background-color="#1e1e1e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d4d4d4" fo:font-size="12pt" fo:font-weight="normal" fo:background-color="#1e1e1e" style:font-size-asian="12pt" style:font-weight-asian="normal" style:font-size-complex="12pt" style:font-weight-complex="normal"/>
    </style:style>
    <style:style style:name="P11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left="0cm" fo:margin-right="0cm" fo:margin-top="0cm" fo:margin-bottom="0.423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/>
    </style:style>
    <style:style style:name="P13" style:family="paragraph" style:parent-style-name="Text_20_body">
      <style:paragraph-properties fo:margin-left="0cm" fo:margin-right="0cm" fo:margin-top="0cm" fo:margin-bottom="0.423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Text_20_body">
      <style:paragraph-properties fo:margin-left="0cm" fo:margin-right="0cm" fo:margin-top="0cm" fo:margin-bottom="0cm" fo:orphans="2" fo:widows="2" fo:text-indent="0c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font-size="12pt" fo:letter-spacing="normal" fo:font-style="normal"/>
    </style:style>
    <style:style style:name="T6" style:family="text">
      <style:text-properties style:font-style-asian="normal" style:font-style-complex="normal"/>
    </style:style>
    <style:style style:name="T7" style:family="text">
      <style:text-properties fo:color="#9cdcfe" fo:font-style="normal" style:font-style-asian="normal" style:font-style-complex="normal"/>
    </style:style>
    <style:style style:name="T8" style:family="text">
      <style:text-properties fo:color="#9cdcfe" style:font-name="Consolas" fo:font-size="10.5pt" fo:font-style="normal" fo:font-weight="normal" style:font-style-asian="normal" style:font-style-complex="normal"/>
    </style:style>
    <style:style style:name="T9" style:family="text">
      <style:text-properties fo:color="#9cdcfe" style:font-name="Consolas" fo:font-size="10.5pt" fo:font-style="normal" style:font-style-asian="normal" style:font-style-complex="normal"/>
    </style:style>
    <style:style style:name="T10" style:family="text">
      <style:text-properties fo:color="#9cdcfe" style:font-name="Consolas" fo:font-size="10.5pt" fo:font-weight="normal"/>
    </style:style>
    <style:style style:name="T11" style:family="text">
      <style:text-properties fo:color="#ce9178" fo:font-style="normal" style:font-style-asian="normal" style:font-style-complex="normal"/>
    </style:style>
    <style:style style:name="T12" style:family="text">
      <style:text-properties fo:color="#ce9178" style:font-name="Consolas" fo:font-size="10.5pt" fo:font-style="normal" fo:font-weight="normal" style:font-style-asian="normal" style:font-style-complex="normal"/>
    </style:style>
    <style:style style:name="T13" style:family="text">
      <style:text-properties fo:color="#ce9178" style:font-name="Consolas" fo:font-size="10.5pt" fo:font-weight="normal"/>
    </style:style>
    <style:style style:name="T14" style:family="text">
      <style:text-properties style:font-name="Consolas" fo:font-size="10.5pt" fo:font-style="normal" fo:font-weight="normal" style:font-style-asian="normal" style:font-style-complex="normal"/>
    </style:style>
    <style:style style:name="T15" style:family="text">
      <style:text-properties style:font-name="Consolas" fo:font-size="10.5pt" fo:font-style="normal" style:font-style-asian="normal" style:font-style-complex="normal"/>
    </style:style>
    <style:style style:name="T16" style:family="text">
      <style:text-properties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UMENTACIÓN </text:p>
      <text:p text:style-name="P1"/>
      <text:p text:style-name="P1"/>
      <text:p text:style-name="P3">El objetivo de esta aplicación será almacenar animales en una base de datos además de poder hacer ciertos cálculos con los datos de dichos animales. Recordamos que estos datos los extraeremos a través de una serie de métodos.</text:p>
      <text:p text:style-name="P3"/>
      <text:p text:style-name="P3">En cuanto a las aplicaciones usadas podemos ver que he subido la aplicación a un repositorio de la página web <text:span text:style-name="T1">Github. </text:span><text:span text:style-name="T2">Para poder subir aplicaciones a esta página web debemos de tener en cuenta los siguientes comandos:</text:span></text:p>
      <text:p text:style-name="P3"><text:span text:style-name="T2"/></text:p>
      <text:p text:style-name="P11"><text:span text:style-name="T6">En primer lugar tenemos que crear nuestro repositorio para esto usaremos el comando git init</text:span></text:p>
      <text:p text:style-name="P12">Tenemos que tener en cuenta de que vamos a usar alguna herramienta de escritura para definir nuestros proyectos pero sin abusar de los comentarios, para esto usaremos el fichero README.md </text:p>
      <text:p text:style-name="P13">SUBIR EL PROYECTO A GITHUB</text:p>
      <text:p text:style-name="P12">Ahora bien cuando todo esta listo siempre tendremos que usar los mismos comandos para comenzar con nuestro repositorio:</text:p>
      <text:p text:style-name="P12"><text:span text:style-name="T3">git init</text:span> --&gt; con esto damos constancia de que vamos a usar comando git</text:p>
      <text:p text:style-name="P12"><text:span text:style-name="T3">git commit -m "mensaje"</text:span> --&gt; con esto podremos comentar lo que queramos como subtítulo en el fichero y se verá reflejado en la página de github</text:p>
      <text:p text:style-name="P12"><text:span text:style-name="T3">git branch -M master </text:span>--&gt; Es como dar permiso de administracón ya que será maestro</text:p>
      <text:p text:style-name="P12"><text:span text:style-name="T3">git remote add origin enlace</text:span> --&gt; esto sirve para indicar donde vamos a almacenar el proyecto y por eso tendremos que usar nuestro código propio.</text:p>
      <text:p text:style-name="P14"><text:span text:style-name="Strong_20_Emphasis"><text:span text:style-name="T4">git push -u origin master</text:span></text:span><text:span text:style-name="Strong_20_Emphasis"><text:span text:style-name="T4"> </text:span></text:span></text:p>
      <text:p text:style-name="P14"><text:span text:style-name="Strong_20_Emphasis"><text:span text:style-name="T4"/></text:span></text:p>
      <text:p text:style-name="P14"><text:span text:style-name="Strong_20_Emphasis"><text:span text:style-name="T4">IMPORTANTE </text:span></text:span><text:span text:style-name="T4">existe una forma de hacer que no se suban las carpetas y esto será gracias a la carpeta .gitignore ya que no se subirán todas aquellas carpetas cuyo nombre haya sido indicado.</text:span></text:p>
      <text:p text:style-name="P6"><text:span text:style-name="T2"/></text:p>
      <text:p text:style-name="P5"><text:span text:style-name="T2">RESUBIR INFORMACIÓN MODIFICADA A GITHUB</text:span></text:p>
      <text:p text:style-name="P3"><text:span text:style-name="T2"/></text:p>
      <text:p text:style-name="P3"><text:span text:style-name="T2">Recordar rápidamente que para volver a subir información con cambios a github solo tendremos que usar los siguientes comandos:</text:span></text:p>
      <text:p text:style-name="P4"><text:span text:style-name="T2"/></text:p>
      <text:p text:style-name="P4"><text:span text:style-name="T2">git init </text:span></text:p>
      <text:p text:style-name="P4"><text:span text:style-name="T2">git add .</text:span></text:p>
      <text:p text:style-name="P4"><text:span text:style-name="T2">git commit -m “mensaje”</text:span></text:p>
      <text:p text:style-name="P4"><text:span text:style-name="T2">git push -u origin master</text:span></text:p>
      <text:p text:style-name="P4"><text:span text:style-name="T2"/></text:p>
      <text:p text:style-name="P3"><text:span text:style-name="T2"/></text:p>
      <text:p text:style-name="P3"><text:span text:style-name="T2">También recordar que tendremos que modificar el fichero tscofing.json </text:span></text:p>
      <text:p text:style-name="P4"><text:span text:style-name="T2"/></text:p>
      <text:p text:style-name="P7"><text:span text:style-name="T7">"target"</text:span><text:span text:style-name="T2">: </text:span><text:span text:style-name="T11">"es6"</text:span><text:span text:style-name="T2">,  línea 7</text:span></text:p>
      <text:p text:style-name="P9"><text:span text:style-name="T2"> </text:span><text:span text:style-name="T8">"outDir"</text:span><text:span text:style-name="T14">: </text:span><text:span text:style-name="T12">"./build"</text:span><text:span text:style-name="T14">,  línea 17</text:span></text:p>
      <text:p text:style-name="P4"><text:span text:style-name="T2"/></text:p>
      <text:p text:style-name="P3"><text:soft-page-break/><text:span text:style-name="T2">Cada vez que queramos ir probando todas las modificaciones que vamos haciendo en nuestra aplicación vamos a dejar un terminal compilando, para esto escribimos: “npm ts” y dejaremos el terminar el modo node compilando esperando cambios en el código para irlos modificando.</text:span></text:p>
      <text:p text:style-name="P3"><text:span text:style-name="T2"/></text:p>
      <text:p text:style-name="P3"><text:span text:style-name="T2">Cuando queramos iniciar la aplicación utilizaremos otro comando diferente que será: “npm start”</text:span></text:p>
      <text:p text:style-name="P3"><text:span text:style-name="T2"/></text:p>
      <text:p text:style-name="P3"><text:span text:style-name="T2"/></text:p>
      <text:p text:style-name="P3"><text:span text:style-name="T2">Vemos que podemos usar esos comando específicos porque el el fichero package.json escribimos las siguientes líneas de código para que reconozca los comandos.</text:span></text:p>
      <text:p text:style-name="P3"><text:span text:style-name="T2"/></text:p>
      <text:p text:style-name="P3"><text:span text:style-name="T2"/></text:p>
      <text:p text:style-name="P10"><text:span text:style-name="T2">  </text:span><text:span text:style-name="T9">"scripts"</text:span><text:span text:style-name="T15">: {</text:span></text:p>
      <text:p text:style-name="P8">    <text:span text:style-name="T10">"ts"</text:span><text:span text:style-name="T16">: </text:span><text:span text:style-name="T13">"tsc -w"</text:span><text:span text:style-name="T16">,</text:span></text:p>
      <text:p text:style-name="P8">    <text:span text:style-name="T10">"start"</text:span><text:span text:style-name="T16">: </text:span><text:span text:style-name="T13">"node ./build/server.js"</text:span></text:p>
      <text:p text:style-name="P8">  <text:span text:style-name="T16">},</text:span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24T11:25:58.16</meta:creation-date>
    <dc:date>2020-11-28T11:20:29.23</dc:date>
    <meta:editing-duration>PT2H45M19S</meta:editing-duration>
    <meta:editing-cycles>4</meta:editing-cycles>
    <meta:generator>OpenOffice/4.1.6$Win32 OpenOffice.org_project/416m1$Build-9790</meta:generator>
    <meta:document-statistic meta:table-count="0" meta:image-count="0" meta:object-count="0" meta:page-count="2" meta:paragraph-count="29" meta:word-count="408" meta:character-count="2484"/>
  </office:meta>
</office:document-meta>
</file>